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f14e32" style:font-name="Adelle" fo:font-size="13.5pt" fo:letter-spacing="normal" fo:font-style="normal" fo:font-weight="bold"/>
    </style:style>
    <style:style style:name="P2" style:family="paragraph" style:parent-style-name="Heading_20_2">
      <style:text-properties fo:font-variant="normal" fo:text-transform="none" fo:color="#f14e32" style:font-name="Adelle" fo:font-size="13.5pt" fo:letter-spacing="normal" fo:font-style="normal" fo:font-weight="bold" officeooo:rsid="00187011" officeooo:paragraph-rsid="00187011"/>
    </style:style>
    <style:style style:name="P3" style:family="paragraph" style:parent-style-name="Heading_20_2">
      <style:text-properties fo:font-variant="normal" fo:text-transform="none" fo:color="#f14e32" style:font-name="Adelle" fo:font-size="13.5pt" fo:letter-spacing="normal" fo:font-style="normal" fo:font-weight="normal"/>
    </style:style>
    <style:style style:name="P4"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Adelle" fo:font-size="13.5pt" fo:letter-spacing="normal" fo:font-style="normal" fo:font-weight="bold"/>
    </style:style>
    <style:style style:name="P5" style:family="paragraph" style:parent-style-name="List_20_Heading">
      <style:paragraph-properties fo:margin-left="0cm" fo:margin-right="0cm" fo:margin-top="0cm" fo:margin-bottom="0.499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normal"/>
    </style:style>
    <style:style style:name="P6"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7" style:family="paragraph" style:parent-style-name="Text_20_body">
      <style:paragraph-properties fo:margin-left="0cm" fo:margin-right="0cm" fo:margin-top="0cm" fo:margin-bottom="0.291cm" loext:contextual-spacing="false" style:line-height-at-least="0.476cm" fo:text-indent="0cm" style:auto-text-indent="false"/>
    </style:style>
    <style:style style:name="P8"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9" style:family="paragraph" style:parent-style-name="Text_20_body">
      <style:paragraph-properties fo:margin-left="0cm" fo:margin-right="0cm" fo:margin-top="0cm" fo:margin-bottom="0.291cm" loext:contextual-spacing="false" style:line-height-at-least="0.582cm" fo:text-indent="0cm" style:auto-text-indent="false"/>
      <style:text-properties fo:font-size="10.5pt"/>
    </style:style>
    <style:style style:name="P10" style:family="paragraph" style:parent-style-name="Text_20_body">
      <style:paragraph-properties fo:margin-left="0cm" fo:margin-right="0cm" fo:margin-top="0cm" fo:margin-bottom="0.291cm" loext:contextual-spacing="false" style:line-height-at-least="0.582cm" fo:text-indent="0cm" style:auto-text-indent="false"/>
    </style:style>
    <style:style style:name="P11"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2" style:family="paragraph" style:parent-style-name="Preformatted_20_Text">
      <loext:graphic-properties draw:fill="solid" draw:fill-color="#e8e7dd" draw:opacity="100%"/>
      <style:paragraph-properties fo:margin-top="0cm" fo:margin-bottom="0.499cm" loext:contextual-spacing="false"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13" style:family="paragraph" style:parent-style-name="Preformatted_20_Text">
      <loext:graphic-properties draw:fill="solid" draw:fill-color="#ffffff" draw:opacity="100%"/>
      <style:paragraph-properties fo:margin-top="0cm" fo:margin-bottom="0.499cm" loext:contextual-spacing="false" style:line-height-at-least="0.476cm" fo:orphans="2" fo:widows="2" fo:background-color="#ffffff" fo:padding-left="0.397cm" fo:padding-right="0cm" fo:padding-top="0.265cm" fo:padding-bottom="0.344cm" fo:border-left="0.06pt solid #efeee6" fo:border-right="none" fo:border-top="0.06pt solid #efeee6" fo:border-bottom="0.06pt solid #efeee6"/>
      <style:text-properties fo:font-variant="normal" fo:text-transform="none" fo:color="#f14e32" fo:letter-spacing="normal"/>
    </style:style>
    <style:style style:name="P14"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style>
    <style:style style:name="P15"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16" style:family="paragraph" style:parent-style-name="Preformatted_20_Text">
      <loext:graphic-properties draw:fill="solid" draw:fill-color="#ffffff" draw:opacity="100%"/>
      <style:paragraph-properties style:line-height-at-least="0.476cm" fo:orphans="2" fo:widows="2" fo:background-color="#ffffff" fo:padding-left="0.397cm" fo:padding-right="0cm" fo:padding-top="0.265cm" fo:padding-bottom="0.344cm" fo:border-left="0.06pt solid #efeee6" fo:border-right="none" fo:border-top="0.06pt solid #efeee6" fo:border-bottom="0.06pt solid #efeee6"/>
      <style:text-properties fo:font-variant="normal" fo:text-transform="none" fo:color="#f14e32" fo:letter-spacing="normal"/>
    </style:style>
    <style:style style:name="P17" style:family="paragraph" style:parent-style-name="Text_20_body">
      <style:text-properties officeooo:paragraph-rsid="00187011"/>
    </style:style>
    <style:style style:name="P18" style:family="paragraph" style:parent-style-name="List_20_Contents">
      <style:paragraph-properties fo:margin-left="1.291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19" style:family="paragraph" style:parent-style-name="List_20_Heading">
      <style:paragraph-properties fo:margin-left="0cm" fo:margin-right="0cm" fo:margin-top="0cm" fo:margin-bottom="0.582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bold"/>
    </style:style>
    <style:style style:name="P20"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fo:font-variant="normal" fo:text-transform="none" fo:color="#4e443c" style:font-name="Adelle" fo:font-size="10.5pt" fo:letter-spacing="normal" fo:font-style="normal" fo:font-weight="normal" officeooo:rsid="00187011" officeooo:paragraph-rsid="0019eda9" style:font-weight-asian="normal" style:font-weight-complex="normal"/>
    </style:style>
    <style:style style:name="P21"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22"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fo:font-variant="normal" fo:text-transform="none" fo:color="#4e443c" style:font-name="Adelle" fo:font-size="10.5pt" fo:letter-spacing="normal" fo:font-style="normal" fo:font-weight="normal"/>
    </style:style>
    <style:style style:name="P2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24" style:family="paragraph" style:parent-style-name="Text_20_body">
      <style:text-properties fo:font-variant="normal" fo:text-transform="none" fo:color="#f14e32" style:font-name="Adelle" fo:font-size="13.5pt" fo:letter-spacing="normal" fo:font-style="normal" fo:font-weight="bold" officeooo:rsid="00187011" officeooo:paragraph-rsid="00187011"/>
    </style:style>
    <style:style style:name="T1" style:family="text">
      <style:text-properties style:font-name="Courier" fo:font-size="10.5pt" fo:font-style="normal" fo:font-weight="normal"/>
    </style:style>
    <style:style style:name="T2" style:family="text">
      <style:text-properties fo:font-size="10.5pt"/>
    </style:style>
    <style:style style:name="T3" style:family="text">
      <style:text-properties fo:font-variant="normal" fo:text-transform="none" fo:color="#4e443c" style:font-name="Courier" fo:font-size="10.5pt" fo:font-style="normal" fo:font-weight="bold"/>
    </style:style>
    <style:style style:name="T4" style:family="text">
      <style:text-properties fo:font-variant="normal" fo:text-transform="none" fo:color="#4e443c" style:font-name="Courier" fo:font-size="10.5pt" fo:letter-spacing="normal" fo:font-style="normal" fo:font-weight="bold"/>
    </style:style>
    <style:style style:name="T5" style:family="text">
      <style:text-properties fo:font-variant="normal" fo:text-transform="none" fo:color="#4e443c" style:font-name="Courier" fo:font-size="10.5pt" fo:letter-spacing="normal" fo:font-style="normal" fo:font-weight="normal"/>
    </style:style>
    <style:style style:name="T6" style:family="text">
      <style:text-properties fo:font-variant="normal" fo:text-transform="none" fo:color="#4e443c" style:font-name="Adelle" fo:font-size="10.5pt" fo:letter-spacing="normal" fo:font-style="normal" fo:font-weight="normal"/>
    </style:style>
    <style:style style:name="T7"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8" style:family="text">
      <style:text-properties fo:font-variant="normal" fo:text-transform="none" fo:color="#f14e32" style:font-name="Adelle" fo:font-size="13.5pt" fo:letter-spacing="normal" fo:font-style="normal" fo:font-weight="bold" officeooo:rsid="00187011"/>
    </style:style>
    <style:style style:name="T9" style:family="text">
      <style:text-properties fo:color="#f14e32" style:font-name="Courier" fo:font-size="10.5pt" fo:background-color="#ffffff" loext:char-shading-value="0" loext:padding-left="0.132cm" loext:padding-right="0.132cm" loext:padding-top="0.049cm" loext:padding-bottom="0.049cm" loext:border="0.06pt solid #efee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GIT Assignment - PRAKHAR DEEP SINGH (1723) [GROUP 12]</text:h>
      <text:h text:style-name="P2" text:outline-level="2">The file gives a detaied description about the add command</text:h>
      <text:h text:style-name="P1" text:outline-level="2"/>
      <text:h text:style-name="P1" text:outline-level="2"><text:bookmark text:name="_name"/>NAME</text:h>
      <text:p text:style-name="P6">git-add - Add file contents to the index</text:p>
      <text:h text:style-name="P4" text:outline-level="2"><text:bookmark text:name="_synopsis"/>SYNOPSIS</text:h>
      <text:p text:style-name="P14"><text:span text:style-name="Emphasis"><text:span text:style-name="T4">git add</text:span></text:span><text:span text:style-name="T5"> [--verbose | -v] [--dry-run | -n] [--force | -f] [--interactive | -i] [--patch | -p]</text:span></text:p>
      <text:p text:style-name="P15"><text:s text:c="10"/><text:span text:style-name="T1">[--edit | -e] [--[no-]all | --[no-]ignore-removal | [--update | -u]] [--sparse]</text:span></text:p>
      <text:p text:style-name="P15"><text:s text:c="10"/><text:span text:style-name="T1">[--intent-to-add | -N] [--refresh] [--ignore-errors] [--ignore-missing] [--renormalize]</text:span></text:p>
      <text:p text:style-name="P15"><text:s text:c="10"/><text:span text:style-name="T1">[--chmod=(+|-)x] [--pathspec-from-file=&lt;file&gt; [--pathspec-file-nul]]</text:span></text:p>
      <text:p text:style-name="P12"><text:s text:c="10"/><text:span text:style-name="T1">[--] [&lt;pathspec&gt;…​]</text:span></text:p>
      <text:h text:style-name="P4" text:outline-level="2"><text:bookmark text:name="_description"/>DESCRIPTION</text:h>
      <text:p text:style-name="P6">This command updates the index using the current content found in the working tree, to prepare the content staged for the next commit. It typically adds the current content of existing paths as a whole, but with some options it can also be used to add content with only part of the changes made to the working tree files applied, or remove paths that do not exist in the working tree anymore.</text:p>
      <text:p text:style-name="P8"><text:span text:style-name="T6">The "index" holds a snapshot of the content of the working tree, and it is this snapshot that is taken as the contents of the next commit. Thus after making any changes to the working tree, and before running the commit command, you must use the </text:span><text:span text:style-name="Source_20_Text"><text:span text:style-name="T7">add</text:span></text:span><text:span text:style-name="T6"> command to add any new or modified files to the index.</text:span></text:p>
      <text:p text:style-name="P8"><text:span text:style-name="T6">This command can be performed multiple times before a commit. It only adds the content of the specified file(s) at the time the add command is run; if you want subsequent changes included in the next commit, then you must run </text:span><text:span text:style-name="Source_20_Text"><text:span text:style-name="T7">git add</text:span></text:span><text:span text:style-name="T6"> again to add the new content to the index.</text:span></text:p>
      <text:p text:style-name="P8"><text:span text:style-name="T6">The </text:span><text:span text:style-name="Source_20_Text"><text:span text:style-name="T7">git status</text:span></text:span><text:span text:style-name="T6"> command can be used to obtain a summary of which files have changes that are staged for the next commit.</text:span></text:p>
      <text:p text:style-name="P8"><text:span text:style-name="T6">The </text:span><text:span text:style-name="Source_20_Text"><text:span text:style-name="T7">git add</text:span></text:span><text:span text:style-name="T6"> command will not add ignored files by default. If any ignored files were explicitly specified on the command line, </text:span><text:span text:style-name="Source_20_Text"><text:span text:style-name="T7">git add</text:span></text:span><text:span text:style-name="T6"> will fail with a list of ignored files. Ignored files reached by directory recursion or filename globbing performed by Git (quote your globs before the shell) will be silently ignored. The </text:span><text:span text:style-name="Emphasis"><text:span text:style-name="T4">git add</text:span></text:span><text:span text:style-name="T6"> command can be used to add ignored files with the </text:span><text:span text:style-name="Source_20_Text"><text:span text:style-name="T7">-f</text:span></text:span><text:span text:style-name="T6"> (force) option.</text:span></text:p>
      <text:p text:style-name="Standard"/>
      <text:p text:style-name="Standard"><text:soft-page-break/></text:p>
      <text:h text:style-name="P3" text:outline-level="2"><text:bookmark text:name="_options"/><text:line-break/>OPTIONS</text:h>
      <text:p text:style-name="P5"><text:bookmark text:name="Documentation/git-add.txt---ignore-errors"/>--ignore-errors</text:p>
      <text:p text:style-name="P7"><text:span text:style-name="T2">If some files could not be added because of errors indexing them, do not abort the operation, but continue adding the others. The command shall still exit with non-zero status. The configuration variable </text:span><text:span text:style-name="Source_20_Text"><text:span text:style-name="T9">add.ignoreErrors</text:span></text:span><text:span text:style-name="T2"> can be set to true to make this the default behaviour.</text:span></text:p>
      <text:p text:style-name="P5"><text:bookmark text:name="Documentation/git-add.txt---ignore-missing"/>--ignore-missing</text:p>
      <text:p text:style-name="P9">This option can only be used together with --dry-run. By using this option the user can check if any of the given files would be ignored, no matter if they are already present in the work tree or not.</text:p>
      <text:p text:style-name="P5"><text:bookmark text:name="Documentation/git-add.txt---no-warn-embedded-repo"/>--no-warn-embedded-repo</text:p>
      <text:p text:style-name="P7"><text:span text:style-name="T2">By default, </text:span><text:span text:style-name="Source_20_Text"><text:span text:style-name="T9">git add</text:span></text:span><text:span text:style-name="T2"> will warn when adding an embedded repository to the index without using </text:span><text:span text:style-name="Source_20_Text"><text:span text:style-name="T9">git submodule add</text:span></text:span><text:span text:style-name="T2"> to create an entry in </text:span><text:span text:style-name="Source_20_Text"><text:span text:style-name="T9">.gitmodules</text:span></text:span><text:span text:style-name="T2">. This option will suppress the warning (e.g., if you are manually performing operations on submodules).</text:span></text:p>
      <text:p text:style-name="P5"><text:bookmark text:name="Documentation/git-add.txt---renormalize"/>--renormalize</text:p>
      <text:p text:style-name="P7"><text:span text:style-name="T2">Apply the "clean" process freshly to all tracked files to forcibly add them again to the index. This is useful after changing </text:span><text:span text:style-name="Source_20_Text"><text:span text:style-name="T9">core.autocrlf</text:span></text:span><text:span text:style-name="T2"> configuration or the </text:span><text:span text:style-name="Source_20_Text"><text:span text:style-name="T9">text</text:span></text:span><text:span text:style-name="T2"> attribute in order to correct files added with wrong CRLF/LF line endings. This option implies </text:span><text:span text:style-name="Source_20_Text"><text:span text:style-name="T9">-u</text:span></text:span><text:span text:style-name="T2">.</text:span></text:p>
      <text:h text:style-name="P3" text:outline-level="2"><text:bookmark text:name="_interactive_mode"/>INTERACTIVE MODE</text:h>
      <text:p text:style-name="P11"><text:span text:style-name="T6">When the command enters the interactive mode, it shows the output of the </text:span><text:span text:style-name="Emphasis"><text:span text:style-name="T4">status</text:span></text:span><text:span text:style-name="T6"> subcommand, and then goes into its interactive command loop.</text:span></text:p>
      <text:p text:style-name="P11"><text:span text:style-name="T6">The command loop shows the list of subcommands available, and gives a prompt "What now&gt; ". In general, when the prompt ends with a single </text:span><text:span text:style-name="Emphasis"><text:span text:style-name="T4">&gt;</text:span></text:span><text:span text:style-name="T6">, you can pick only one of the choices given and type return, like this:</text:span></text:p>
      <text:p text:style-name="P16"><text:s text:c="4"/><text:span text:style-name="T1">*** Commands ***</text:span></text:p>
      <text:p text:style-name="P16"><text:s text:c="6"/><text:span text:style-name="T1">1: status <text:s text:c="6"/>2: update <text:s text:c="6"/>3: revert <text:s text:c="6"/>4: add untracked</text:span></text:p>
      <text:p text:style-name="P16"><text:s text:c="6"/><text:span text:style-name="T1">5: patch <text:s text:c="7"/>6: diff <text:s text:c="8"/>7: quit <text:s text:c="8"/>8: help</text:span></text:p>
      <text:p text:style-name="P13"><text:s text:c="4"/><text:span text:style-name="T1">What now&gt; 1</text:span></text:p>
      <text:p text:style-name="P8"><text:span text:style-name="T6">You also could say </text:span><text:span text:style-name="Source_20_Text"><text:span text:style-name="T7">s</text:span></text:span><text:span text:style-name="T6"> or </text:span><text:span text:style-name="Source_20_Text"><text:span text:style-name="T7">sta</text:span></text:span><text:span text:style-name="T6"> or </text:span><text:span text:style-name="Source_20_Text"><text:span text:style-name="T7">status</text:span></text:span><text:span text:style-name="T6"> above as long as the choice is unique.</text:span></text:p>
      <text:p text:style-name="P6">The main command loop has 6 subcommands (plus help and quit).</text:p>
      <text:p text:style-name="Text_20_body"><text:bookmark text:name="Documentation/git-add.txt-status"/><text:line-break/><text:bookmark text:name="Documentation/git-add.txt-adduntracked"/><text:span text:style-name="T5">add untracked</text:span></text:p>
      <text:p text:style-name="P10"><text:span text:style-name="T2">This has a very similar UI to </text:span><text:span text:style-name="Emphasis"><text:span text:style-name="T3">update</text:span></text:span><text:span text:style-name="T2"> and </text:span><text:span text:style-name="Emphasis"><text:span text:style-name="T3">revert</text:span></text:span><text:span text:style-name="T2">, and lets you add untracked paths to the index.</text:span></text:p>
      <text:p text:style-name="Text_20_body"/>
      <text:h text:style-name="P3" text:outline-level="2"><text:bookmark text:name="_editing_patches"/><text:soft-page-break/>EDITING PATCHES</text:h>
      <text:p text:style-name="P8"><text:span text:style-name="T6">Invoking </text:span><text:span text:style-name="Source_20_Text"><text:span text:style-name="T7">git add -e</text:span></text:span><text:span text:style-name="T6"> or selecting </text:span><text:span text:style-name="Source_20_Text"><text:span text:style-name="T7">e</text:span></text:span><text:span text:style-name="T6"> from the interactive hunk selector will open a patch in your editor; after the editor exits, the result is applied to the index. You are free to make arbitrary changes to the patch, but note that some changes may have confusing results, or even result in a patch that cannot be applied. If you want to abort the operation entirely (i.e., stage nothing new in the index), simply delete all lines of the patch. The list below describes some common things you may see in a patch, and which editing operations make sense on them.</text:span></text:p>
      <text:p text:style-name="P22">There are also more complex operations that can be performed. But beware that because the patch is applied only to the index and not the working tree, the working tree will appear to "undo" the change in the index. For example, introducing a new line into the index that is in neither the HEAD nor the working tree will stage the new line for commit, but the line will appear to be reverted in the working tree.</text:p>
      <text:p text:style-name="P6">Avoid using these constructs, or do so with extreme caution.</text:p>
      <text:p text:style-name="P19"><text:bookmark text:name="Documentation/git-add.txt-removinguntouchedcontent"/>removing untouched content</text:p>
      <text:p text:style-name="P18">Content which does not differ between the index and working tree may be shown on context lines, beginning with a " " (space). You can stage context lines for removal by converting the space to a "-". The resulting working tree file will appear to re-add the content.</text:p>
      <text:p text:style-name="P8"><text:span text:style-name="T6"/></text:p>
      <text:p text:style-name="P17"><text:bookmark text:name="Documentation/git-add.txt-addedcontent"/><text:line-break/><text:span text:style-name="T8">REFERENCE: </text:span></text:p>
      <text:p text:style-name="P20">https://git-scm.com/docs/git-add</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13:57:14.883954241</meta:creation-date>
    <dc:date>2021-12-15T18:05:31.620378970</dc:date>
    <meta:editing-duration>PT8M31S</meta:editing-duration>
    <meta:editing-cycles>2</meta:editing-cycles>
    <meta:generator>LibreOffice/6.4.7.2$Linux_X86_64 LibreOffice_project/40$Build-2</meta:generator>
    <meta:document-statistic meta:table-count="0" meta:image-count="0" meta:object-count="0" meta:page-count="3" meta:paragraph-count="44" meta:word-count="922" meta:character-count="5272" meta:non-whitespace-character-count="4311"/>
  </office:meta>
</office:document-meta>
</file>